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0c9f" officeooo:paragraph-rsid="00060c9f"/>
    </style:style>
    <style:style style:name="P2" style:family="paragraph" style:parent-style-name="Text_20_body">
      <style:text-properties officeooo:rsid="00060c9f" officeooo:paragraph-rsid="00060c9f"/>
    </style:style>
    <style:style style:name="P3" style:family="paragraph" style:parent-style-name="Text_20_body">
      <style:text-properties officeooo:paragraph-rsid="00060c9f"/>
    </style:style>
    <style:style style:name="P4" style:family="paragraph" style:parent-style-name="Text_20_body">
      <style:text-properties officeooo:rsid="0007588f" officeooo:paragraph-rsid="0007588f"/>
    </style:style>
    <style:style style:name="P5" style:family="paragraph" style:parent-style-name="Heading_20_1">
      <style:text-properties officeooo:rsid="00060c9f" officeooo:paragraph-rsid="00060c9f"/>
    </style:style>
    <style:style style:name="P6" style:family="paragraph" style:parent-style-name="Heading_20_1">
      <style:text-properties officeooo:rsid="0007588f" officeooo:paragraph-rsid="0007588f"/>
    </style:style>
    <style:style style:name="P7" style:family="paragraph" style:parent-style-name="Quotations">
      <style:text-properties officeooo:rsid="00060c9f" officeooo:paragraph-rsid="00060c9f"/>
    </style:style>
    <style:style style:name="T1" style:family="text">
      <style:text-properties officeooo:rsid="00060c9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sempio di <text:span text:style-name="T1">conversione</text:span></text:p>
      <text:h text:style-name="P5" text:outline-level="1">Obiettivo del documento</text:h>
      <text:p text:style-name="P2">Questo è un documento di esempio che potete usare per capire come funziona RST. A fianco di questo file si trova lo stesso documento convertito in altri formati. Confrontando I files potete capire come usare RST per ottenere lo stile desiderato. Il titolo sopra è di primo livello, ora possiamo introdurre un titolo di secondo livello per entrare più in dettaglio</text:p>
      <text:h text:style-name="Heading_20_1" text:outline-level="1">Formattazione in linea</text:h>
      <text:p text:style-name="P2">Si dice così la formattazione all’interno di un blocco di testo, vediamo alcuni esempi</text:p>
      <text:h text:style-name="Heading_20_2" text:outline-level="2">Corsivo</text:h>
      <text:p text:style-name="P2">Ecco <text:span text:style-name="T2">due</text:span><text:span text:style-name="T3"> esempi di </text:span><text:span text:style-name="T2">corsivo</text:span></text:p>
      <text:h text:style-name="Heading_20_2" text:outline-level="2">Grassetto</text:h>
      <text:p text:style-name="P2">Il <text:span text:style-name="T5">grassetto</text:span><text:span text:style-name="T6"> si formatta </text:span><text:span text:style-name="T5">così</text:span></text:p>
      <text:h text:style-name="Heading_20_2" text:outline-level="2">Link</text:h>
      <text:p text:style-name="P3"><text:span text:style-name="T1">Questo è </text:span><text:a xlink:type="simple" xlink:href="http://docs.italia.it/" text:style-name="Internet_20_link" text:visited-style-name="Visited_20_Internet_20_Link"><text:span text:style-name="T1">un link</text:span></text:a></text:p>
      <text:h text:style-name="Heading_20_1" text:outline-level="1">Formattare blocchi di testo</text:h>
      <text:p text:style-name="P2">I blocchi di testo si possono formattare usando il menu a tendina relativo allo stile</text:p>
      <text:h text:style-name="Heading_20_2" text:outline-level="2">Formattare il codice</text:h>
      <text:p text:style-name="P1">Questo testo ha lo stile “Preformatted Text”, da usare per gli esempi di codice sorgente</text:p>
      <text:h text:style-name="Heading_20_2" text:outline-level="2">Citazioni</text:h>
      <text:p text:style-name="P7"><text:span text:style-name="T4">Questo è un blocco formattato come citazione</text:span></text:p>
      <text:h text:style-name="P6" text:outline-level="1">Una nota sui titoli</text:h>
      <text:p text:style-name="P4">I titoli di sezione come quello qui sopra vanno strutturati in ordine gerarchico. Un titolo di livello 1 dovrebbe essere seguito solo da titoli di livello 2, non 3 o 4 per esempio. Abbiamo sviluppato un filtro pandoc per correggere la struttura dei titoli se dovesse serv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9:59:05.722182863</meta:creation-date>
    <dc:date>2018-04-17T10:19:57.203181306</dc:date>
    <meta:editing-duration>PT5M31S</meta:editing-duration>
    <meta:editing-cycles>1</meta:editing-cycles>
    <meta:document-statistic meta:table-count="0" meta:image-count="0" meta:object-count="0" meta:page-count="1" meta:paragraph-count="19" meta:word-count="197" meta:character-count="1173" meta:non-whitespace-character-count="995"/>
    <meta:generator>LibreOffice/5.1.6.2$Linux_X86_64 LibreOffice_project/10m0$Build-2</meta:generator>
  </office:meta>
</office:document-meta>
</file>